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0de5fc" officeooo:paragraph-rsid="000de5fc"/>
    </style:style>
    <style:style style:name="P2" style:family="paragraph" style:parent-style-name="Preformatted_20_Text">
      <style:text-properties officeooo:rsid="000f6ad4" officeooo:paragraph-rsid="000f6ad4"/>
    </style:style>
    <style:style style:name="P3" style:family="paragraph" style:parent-style-name="Preformatted_20_Text">
      <style:text-properties officeooo:rsid="000feb24" officeooo:paragraph-rsid="000feb24"/>
    </style:style>
    <style:style style:name="P4" style:family="paragraph" style:parent-style-name="Preformatted_20_Text">
      <style:text-properties officeooo:rsid="00129b06" officeooo:paragraph-rsid="00129b06"/>
    </style:style>
    <style:style style:name="P5" style:family="paragraph" style:parent-style-name="Preformatted_20_Text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0de5fc" officeooo:paragraph-rsid="000de5fc"/>
    </style:style>
    <style:style style:name="P6" style:family="paragraph" style:parent-style-name="Preformatted_20_Text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0f6ad4" officeooo:paragraph-rsid="000f6ad4"/>
    </style:style>
    <style:style style:name="P7" style:family="paragraph" style:parent-style-name="Preformatted_20_Text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0feb24" officeooo:paragraph-rsid="000feb24"/>
    </style:style>
    <style:style style:name="T1" style:family="text">
      <style:text-properties officeooo:rsid="000f6ad4"/>
    </style:style>
    <style:style style:name="T2" style:family="text">
      <style:text-properties officeooo:rsid="000feb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anies/Clients may have multiple version of excel documents or even pdf documents for spreadsheet. </text:p>
      <text:p text:style-name="P1">Eventually we want to help them to upload the information on that spread sheet to the jsp server (database).</text:p>
      <text:p text:style-name="P5"/>
      <text:p text:style-name="P1"/>
      <text:p text:style-name="P1">Raw file: pdf/excel/csv formatted spread sheet</text:p>
      <text:p text:style-name="P1">Raw data: <text:tab/><text:span text:style-name="T1">(1) </text:span>may have one single entry contain multiple fields of information;</text:p>
      <text:p text:style-name="P1"><text:tab/><text:tab/>e.g. email/phone; Purchaser name...</text:p>
      <text:p text:style-name="P1"/>
      <text:p text:style-name="P1"><text:tab/><text:tab/><text:span text:style-name="T1">(2) </text:span>may have multiple redundancy information</text:p>
      <text:p text:style-name="P1"><text:tab/><text:tab/>e.g. model type</text:p>
      <text:p text:style-name="P1"/>
      <text:p text:style-name="P1"><text:tab/><text:tab/><text:span text:style-name="T1">(3) </text:span>may miss some specified entries</text:p>
      <text:p text:style-name="P1"><text:tab/><text:tab/>e.g. may not have city/postal code/...</text:p>
      <text:p text:style-name="P5"/>
      <text:p text:style-name="P1"/>
      <text:p text:style-name="P1">Pre-processing the Raw file</text:p>
      <text:p text:style-name="P1">We can use online pdf – excel tools to convert the pdf to excel</text:p>
      <text:p text:style-name="P1"/>
      <text:p text:style-name="P2">After obtaining the excel file, for</text:p>
      <text:p text:style-name="P2">(1). We can use “data” - “Text to Columns” to separate the integrated information, just to make sure to choose the correct separator;</text:p>
      <text:p text:style-name="P2"/>
      <text:p text:style-name="P2">(2). Simply delete the columns</text:p>
      <text:p text:style-name="P2"/>
      <text:p text:style-name="P2">(3). Adding additional columns for these information could be fine</text:p>
      <text:p text:style-name="P2"><text:tab/>-<text:tab/>Only title, all entries may be null.</text:p>
      <text:p text:style-name="P6"/>
      <text:p text:style-name="P2"/>
      <text:p text:style-name="P2">After toggling with the columns, we will get a formatted table file with</text:p>
      <text:p text:style-name="P2">#1. Identifier: Phase/Release and Lot number</text:p>
      <text:p text:style-name="P2">#2. Firstname1</text:p>
      <text:p text:style-name="P2">#3. Lastname1</text:p>
      <text:p text:style-name="P2">#4. Firstname2</text:p>
      <text:p text:style-name="P2">#5. Lastname2</text:p>
      <text:p text:style-name="P2">#6. Address</text:p>
      <text:p text:style-name="P2">#7. City</text:p>
      <text:p text:style-name="P2">#8. <text:span text:style-name="T2">Province</text:span></text:p>
      <text:p text:style-name="P3">#9. Home Phone </text:p>
      <text:p text:style-name="P3">#10. Work Phone (*)</text:p>
      <text:p text:style-name="P3">#11. Cell Phone</text:p>
      <text:p text:style-name="P3">#12. Email</text:p>
      <text:p text:style-name="P7"/>
      <text:p text:style-name="P3"/>
      <text:p text:style-name="P4">The data would be cleaned during the previous steps.</text:p>
      <text:p text:style-name="P4">There may be additional effort need to make when we upload these data into the database.</text:p>
      <text:p text:style-name="P4"/>
      <text:p text:style-name="P4">The information above can be encapsulate into dict or map, where #1 Identifier would be the key and all the other information would be the conten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1T15:34:46.381000000</dc:date>
    <meta:editing-duration>PT5H14M18S</meta:editing-duration>
    <meta:editing-cycles>3</meta:editing-cycles>
    <meta:generator>LibreOffice/5.3.3.2$Windows_x86 LibreOffice_project/3d9a8b4b4e538a85e0782bd6c2d430bafe583448</meta:generator>
    <meta:document-statistic meta:table-count="0" meta:image-count="0" meta:object-count="0" meta:page-count="1" meta:paragraph-count="32" meta:word-count="242" meta:character-count="1454" meta:non-whitespace-character-count="1228"/>
  </office:meta>
</office:document-meta>
</file>